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7c91" officeooo:paragraph-rsid="001f7c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ma 1. Introducción a los S.O.</text:p>
      <text:p text:style-name="P1">Nombre:</text:p>
      <text:p text:style-name="P1"/>
      <text:p text:style-name="P1"/>
      <text:p text:style-name="P1">1. Explica la diferencia entre la arquitectura monokernel <text:s/>y microkernel.</text:p>
      <text:p text:style-name="P1">2. Explica los distintos estados de un proceso.</text:p>
      <text:p text:style-name="P1">3. Explica los distintos algoritmos de planificación de procesos.</text:p>
      <text:p text:style-name="P1">4. Explica la diferencia entre marcos de página y página en arquitecturas de memoria virtual.</text:p>
      <text:p text:style-name="P1">5. ¿Qué implica un cambio de contexto cuando un proceso es planificado para ejecutarse?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0T22:47:31.134340845</meta:creation-date>
    <dc:date>2022-10-10T22:57:53.297290316</dc:date>
    <meta:editing-duration>PT11S</meta:editing-duration>
    <meta:editing-cycles>1</meta:editing-cycles>
    <meta:document-statistic meta:table-count="0" meta:image-count="0" meta:object-count="0" meta:page-count="1" meta:paragraph-count="7" meta:word-count="63" meta:character-count="403" meta:non-whitespace-character-count="346"/>
    <meta:generator>LibreOffice/6.4.7.2$Linux_X86_64 LibreOffice_project/40$Build-2</meta:generator>
  </office:meta>
</office:document-meta>
</file>